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2b6f86" officeooo:paragraph-rsid="002b6f86"/>
    </style:style>
    <style:style style:name="P2" style:family="paragraph" style:parent-style-name="Standard">
      <style:text-properties style:text-underline-style="solid" style:text-underline-width="auto" style:text-underline-color="font-color" officeooo:rsid="0033b880" officeooo:paragraph-rsid="0033b880"/>
    </style:style>
    <style:style style:name="P3" style:family="paragraph" style:parent-style-name="Standard">
      <style:text-properties style:text-underline-style="solid" style:text-underline-width="auto" style:text-underline-color="font-color" officeooo:rsid="0037acf6" officeooo:paragraph-rsid="0037acf6"/>
    </style:style>
    <style:style style:name="P4" style:family="paragraph" style:parent-style-name="Standard">
      <style:text-properties style:text-underline-style="none" officeooo:rsid="002b6f86" officeooo:paragraph-rsid="002bd781"/>
    </style:style>
    <style:style style:name="P5" style:family="paragraph" style:parent-style-name="Standard">
      <style:text-properties style:text-underline-style="none" officeooo:rsid="002ca739" officeooo:paragraph-rsid="002ca739"/>
    </style:style>
    <style:style style:name="P6" style:family="paragraph" style:parent-style-name="Standard">
      <style:text-properties style:text-underline-style="none" officeooo:rsid="002ca739" officeooo:paragraph-rsid="0032e0c4"/>
    </style:style>
    <style:style style:name="P7" style:family="paragraph" style:parent-style-name="Standard">
      <style:text-properties style:text-underline-style="none" officeooo:rsid="002ca739" officeooo:paragraph-rsid="0032e7a4"/>
    </style:style>
    <style:style style:name="P8" style:family="paragraph" style:parent-style-name="Standard">
      <style:text-properties style:text-underline-style="none" officeooo:rsid="002ca739" officeooo:paragraph-rsid="003601aa"/>
    </style:style>
    <style:style style:name="P9" style:family="paragraph" style:parent-style-name="Standard">
      <style:text-properties style:text-underline-style="none" officeooo:rsid="0033b880" officeooo:paragraph-rsid="0033b880"/>
    </style:style>
    <style:style style:name="P10" style:family="paragraph" style:parent-style-name="Standard">
      <style:text-properties style:text-underline-style="none" officeooo:rsid="0034ad7b" officeooo:paragraph-rsid="0034ad7b"/>
    </style:style>
    <style:style style:name="P11" style:family="paragraph" style:parent-style-name="Standard">
      <style:text-properties style:text-underline-style="none" officeooo:rsid="003601aa" officeooo:paragraph-rsid="003601aa"/>
    </style:style>
    <style:style style:name="P12" style:family="paragraph" style:parent-style-name="Standard">
      <style:text-properties style:text-underline-style="solid" style:text-underline-width="auto" style:text-underline-color="font-color" officeooo:rsid="0037f228" officeooo:paragraph-rsid="0037f228"/>
    </style:style>
    <style:style style:name="T1" style:family="text">
      <style:text-properties officeooo:rsid="002bd781"/>
    </style:style>
    <style:style style:name="T2" style:family="text">
      <style:text-properties officeooo:rsid="002ca739"/>
    </style:style>
    <style:style style:name="T3" style:family="text">
      <style:text-properties officeooo:rsid="002da648"/>
    </style:style>
    <style:style style:name="T4" style:family="text">
      <style:text-properties officeooo:rsid="0031fe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board, performance_event FROM</text:p>
      <text:p text:style-name="P1">(SELECT cic_59808.log_performance.net_element_name, cic_59808.log_performance.board,</text:p>
      <text:p text:style-name="P1">cic_59808.log_performance.performance_event, cic_59808.log_performance.end_time, </text:p>
      <text:p text:style-name="P1">cic_59808.log_performance.current_performance_value</text:p>
      <text:p text:style-name="P1"/>
      <text:p text:style-name="P1">FROM cic_59808.log_performance, </text:p>
      <text:p text:style-name="P1"><text:tab/>(</text:p>
      <text:p text:style-name="P1"><text:tab/>SELECT monitor_object, performance_event</text:p>
      <text:p text:style-name="P1"><text:tab/>FROM cic_59808.log_performance</text:p>
      <text:p text:style-name="P1"><text:tab/>WHERE monitor_period = '24小时'</text:p>
      <text:p text:style-name="P1"><text:tab/>GROUP BY monitor_object, performance_event</text:p>
      <text:p text:style-name="P1"><text:tab/>HAVING COUNT(current_performance_value) &gt;= 6</text:p>
      <text:p text:style-name="P1"><text:tab/>ORDER BY monitor_object, performance_event</text:p>
      <text:p text:style-name="P1"><text:tab/>) AS count_result</text:p>
      <text:p text:style-name="P1">WHERE cic_59808.log_performance.monitor_period = '24小时' </text:p>
      <text:p text:style-name="P1">AND cic_59808.log_performance.monitor_object = count_result.monitor_object </text:p>
      <text:p text:style-name="P1">AND cic_59808.log_performance.performance_event = count_result.performance_event</text:p>
      <text:p text:style-name="P1">ORDER BY cic_59808.log_performance.monitor_object, cic_59808.log_performance.performance_event) AS aTest</text:p>
      <text:p text:style-name="P1">GROUP BY board, performance_event</text:p>
      <text:p text:style-name="P1">ORDER BY board, performance_event</text:p>
      <text:p text:style-name="P1"/>
      <text:p text:style-name="P4">board "19-R1SLQ1" as an example, its events are <text:span text:style-name="T1">"激光器偏置电流当前值(mA)" "激光器工作温度当前值(℃)" "输入光功率当前值(dBm)" "输出光功率当前值(dBm)" </text:span></text:p>
      <text:p text:style-name="P4"/>
      <text:p text:style-name="P5">board "13-N1EFS0A" performance data has 33098 rows</text:p>
      <text:p text:style-name="P5">"低阶通道严重误码秒(s)"<text:span text:style-name="T4">(38rows)</text:span></text:p>
      <text:p text:style-name="P5">"低阶通道误码秒(s)"<text:span text:style-name="T4">(41rows)</text:span></text:p>
      <text:p text:style-name="P5">"低阶通道远端误码秒(s)"<text:span text:style-name="T4">(44rows)</text:span></text:p>
      <text:p text:style-name="P6">"单板温度当前值(℃)"<text:span text:style-name="T4">(6562rows) <text:s/>"PMP_OPT_LTEMP"</text:span></text:p>
      <text:p text:style-name="P7">"激光器偏置电流当前值(mA)"<text:span text:style-name="T4">(6581rows) <text:s/>"PMP_OPT_LBIAS"</text:span></text:p>
      <text:p text:style-name="P7">"激光器工作温度当前值(℃)"<text:span text:style-name="T4">(6581rows) "PMP_OPT_LTEMP"</text:span></text:p>
      <text:p text:style-name="P7">"输入光功率当前值(dBm)"<text:span text:style-name="T4">(6581rows) <text:s/>"PMP_RPL"</text:span></text:p>
      <text:p text:style-name="P7">"输出光功率当前值(dBm)"<text:span text:style-name="T4">(6581rows) "PMP_TPL"</text:span></text:p>
      <text:p text:style-name="P5">warning of board named "13-N1EFS0A" data has <text:span text:style-name="T3">263 rows</text:span></text:p>
      <text:p text:style-name="P5"/>
      <text:p text:style-name="P11">choose this four events:</text:p>
      <text:p text:style-name="P8">"激光器偏置电流当前值(mA)"<text:span text:style-name="T4">(6581rows) <text:s/>"PMP_OPT_LBIAS"</text:span></text:p>
      <text:p text:style-name="P8">"激光器工作温度当前值(℃)"<text:span text:style-name="T4">(6581rows) "PMP_OPT_LTEMP"</text:span></text:p>
      <text:p text:style-name="P8">"输入光功率当前值(dBm)"<text:span text:style-name="T4">(6581rows) <text:s/>"PMP_RPL"</text:span></text:p>
      <text:p text:style-name="P8">"输出光功率当前值(dBm)"<text:span text:style-name="T4">(6581rows) "PMP_TPL"</text:span></text:p>
      <text:p text:style-name="P9">SQL: </text:p>
      <text:p text:style-name="P3">DROP VIEW one_board;</text:p>
      <text:p text:style-name="P3">DROP VIEW opttemp_prl;</text:p>
      <text:p text:style-name="P3">DROP VIEW tpl_lbias;</text:p>
      <text:p text:style-name="P3">DROP VIEW aBoard ;</text:p>
      <text:p text:style-name="P3">CREATE VIEW aBoard AS</text:p>
      <text:p text:style-name="P3">SELECT monitor_object, net_element_name, board, port, performance_event, end_time, <text:soft-page-break/>current_performance_value</text:p>
      <text:p text:style-name="P3">FROM cic_59808.log_performance</text:p>
      <text:p text:style-name="P3">WHERE board = '13-N1EFS0A' AND monitor_period = '24小时' AND (performance_event IN (</text:p>
      <text:p text:style-name="P3">'激光器偏置电流当前值(mA)', '激光器工作温度当前值(℃)', '输入光功率当前值(dBm)', '输出光功率当前值(dBm)'));</text:p>
      <text:p text:style-name="P3"/>
      <text:p text:style-name="P3"/>
      <text:p text:style-name="P3">CREATE VIEW tpl_lbias AS</text:p>
      <text:p text:style-name="P3">SELECT net_element_name, port, end_time, tpl_value.current_performance_value AS tpl, </text:p>
      <text:p text:style-name="P3">lbias_value.current_performance_value AS lbias FROM</text:p>
      <text:p text:style-name="P3">(SELECT * FROM aBoard WHERE performance_event = '输出光功率当前值(dBm)') AS tpl_value JOIN</text:p>
      <text:p text:style-name="P3">(SELECT * FROM aBoard WHERE performance_event = '激光器偏置电流当前值(mA)') AS lbias_value</text:p>
      <text:p text:style-name="P3">USING(net_element_name, port, end_time);</text:p>
      <text:p text:style-name="P3">--ORDER BY net_element_name, port, end_time;</text:p>
      <text:p text:style-name="P3"/>
      <text:p text:style-name="P3">CREATE VIEW opttemp_prl AS</text:p>
      <text:p text:style-name="P3">SELECT net_element_name, port, end_time, opttemp_value.current_performance_value AS opttemp, </text:p>
      <text:p text:style-name="P3">prl_value.current_performance_value AS prl FROM</text:p>
      <text:p text:style-name="P3">(SELECT * FROM aBoard WHERE performance_event = '激光器工作温度当前值(℃)') AS opttemp_value JOIN </text:p>
      <text:p text:style-name="P3">(SELECT * FROM aBoard WHERE performance_event = '输入光功率当前值(dBm)') AS prl_value</text:p>
      <text:p text:style-name="P3">USING(net_element_name, port, end_time);</text:p>
      <text:p text:style-name="P3"/>
      <text:p text:style-name="P3">CREATE VIEW one_board AS</text:p>
      <text:p text:style-name="P3">SELECT net_element_name, port, end_time, tpl_lbias.tpl AS optical_power_output, tpl_lbias.lbias AS laser_bias_current, opttemp_prl.opttemp AS optical_temperature, opttemp_prl.prl AS optical_power_input</text:p>
      <text:p text:style-name="P3">FROM tpl_lbias JOIN opttemp_prl USING(net_element_name, port, end_time);</text:p>
      <text:p text:style-name="P3"/>
      <text:p text:style-name="P3">SELECT * FROM one_board</text:p>
      <text:p text:style-name="P3">ORDER BY net_element_name, port, end_time;</text:p>
      <text:p text:style-name="P2"/>
      <text:p text:style-name="P2"/>
      <text:p text:style-name="P2"/>
      <text:p text:style-name="P9">warning of board <text:s/><text:span text:style-name="T2">13-N1EFS0A</text:span></text:p>
      <text:p text:style-name="P9"/>
      <text:p text:style-name="P10">SQL</text:p>
      <text:p text:style-name="P12">SELECT warning_source, board, occur_time, name, level FROM cic_59808.log_warning</text:p>
      <text:p text:style-name="P12">WHERE board = '13-N1EFS0A' AND occur_time &gt;= '2015-10-23 00:00:00'</text:p>
      <text:p text:style-name="P12">ORDER BY warning_source, board, occur_time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0:07:57.923077014</meta:creation-date>
    <meta:generator>LibreOffice/4.2.8.2$Linux_X86_64 LibreOffice_project/420m0$Build-2</meta:generator>
    <dc:date>2016-06-24T13:57:00.382808825</dc:date>
    <meta:editing-duration>PT5H13M12S</meta:editing-duration>
    <meta:editing-cycles>20</meta:editing-cycles>
    <meta:document-statistic meta:table-count="0" meta:image-count="0" meta:object-count="0" meta:page-count="2" meta:paragraph-count="68" meta:word-count="552" meta:character-count="3325" meta:non-whitespace-character-count="3064"/>
  </office:meta>
</office:document-meta>
</file>